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iragino Kaku Gothic ProN W3" svg:font-family="'Hiragino Kaku Gothic ProN W3'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1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9cm"/>
    </style:style>
    <style:style style:name="co2" style:family="table-column">
      <style:table-column-properties fo:break-before="auto" style:column-width="1.639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3.101cm"/>
    </style:style>
    <style:style style:name="co6" style:family="table-column">
      <style:table-column-properties fo:break-before="auto" style:column-width="4.8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23ff23"/>
    </style:style>
    <style:style style:name="ce2" style:family="table-cell" style:parent-style-name="Default" style:data-style-name="N99"/>
    <style:style style:name="ce3" style:family="table-cell" style:parent-style-name="Default" style:data-style-name="N84"/>
    <style:style style:name="ce4" style:family="table-cell" style:parent-style-name="Default">
      <style:text-properties style:use-window-font-color="true" style:text-outline="false" style:text-line-through-style="none" style:font-name="Hiragino Kaku Gothic ProN W3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group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会議室</text:p>
          </table:table-cell>
          <table:table-cell office:value-type="string">
            <text:p>暗室</text:p>
          </table:table-cell>
          <table:table-cell office:value-type="string">
            <text:p>機器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/>
          <table:table-cell office:value-type="string">
            <text:p>平日のみ</text:p>
          </table:table-cell>
          <table:table-cell table:number-columns-repeated="2"/>
        </table:table-row>
        <table:table-row table:style-name="ro2">
          <table:table-cell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item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group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会議室１</text:p>
          </table:table-cell>
          <table:table-cell office:value-type="string">
            <text:p>会議室２</text:p>
          </table:table-cell>
          <table:table-cell office:value-type="string">
            <text:p>電子顕微鏡</text:p>
          </table:table-cell>
          <table:table-cell/>
        </table:table-row>
        <table:table-row table:style-name="ro2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office:value-type="string">
            <text:p>10名まで</text:p>
          </table:table-cell>
          <table:table-cell table:number-columns-repeated="3"/>
        </table:table-row>
        <table:table-row table:style-name="ro2">
          <table:table-cell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weekli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item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user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庶務</text:p>
          </table:table-cell>
          <table:table-cell office:value-type="string">
            <text:p>教務</text:p>
          </table:table-cell>
          <table:table-cell office:value-type="string">
            <text:p>会計</text:p>
          </table:table-cell>
          <table:table-cell/>
        </table:table-row>
        <table:table-row table:style-name="ro1">
          <table:table-cell office:value-type="string">
            <text:p>date_begin</text:p>
          </table:table-cell>
          <table:table-cell office:value-type="string">
            <text:p>date</text:p>
          </table:table-cell>
          <table:table-cell table:number-columns-repeated="2"/>
          <table:table-cell table:number-columns-repeated="2" table:style-name="ce3" office:value-type="date" office:date-value="2013-04-01">
            <text:p>2013-04-01</text:p>
          </table:table-cell>
          <table:table-cell table:style-name="ce3" office:value-type="date" office:date-value="2013-04-05">
            <text:p>2013-04-05</text:p>
          </table:table-cell>
          <table:table-cell/>
        </table:table-row>
        <table:table-row table:style-name="ro2">
          <table:table-cell office:value-type="string">
            <text:p>date_end</text:p>
          </table:table-cell>
          <table:table-cell office:value-type="string">
            <text:p>date</text:p>
          </table:table-cell>
          <table:table-cell/>
          <table:table-cell table:style-name="ce3" office:value-type="date" office:date-value="9999-12-31">
            <text:p>9999-12-31</text:p>
          </table:table-cell>
          <table:table-cell table:number-columns-repeated="2" table:style-name="ce3" office:value-type="date" office:date-value="2014-03-31">
            <text:p>2014-03-31</text:p>
          </table:table-cell>
          <table:table-cell table:style-name="ce3" office:value-type="date" office:date-value="9999-12-31">
            <text:p>9999-12-31</text:p>
          </table:table-cell>
          <table:table-cell office:value-type="string">
            <text:p>9999-1-1より前か後か</text:p>
          </table:table-cell>
        </table:table-row>
        <table:table-row table:style-name="ro1">
          <table:table-cell office:value-type="string">
            <text:p>begin_h</text:p>
          </table:table-cell>
          <table:table-cell office:value-type="string">
            <text:p>integer</text:p>
          </table:table-cell>
          <table:table-cell table:number-columns-repeated="2"/>
          <table:table-cell table:style-name="ce5" office:value-type="float" office:value="9">
            <text:p>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begin_m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3" table:style-name="ce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nd_h</text:p>
          </table:table-cell>
          <table:table-cell office:value-type="string">
            <text:p>integer</text:p>
          </table:table-cell>
          <table:table-cell table:number-columns-repeated="2"/>
          <table:table-cell table:style-name="ce5" office:value-type="float" office:value="10">
            <text:p>1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end_m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3" table:style-name="ce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con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office:value-type="string">
            <text:p>♪</text:p>
          </table:table-cell>
          <table:table-cell office:value-type="string">
            <text:p>庶</text:p>
          </table:table-cell>
          <table:table-cell office:value-type="string">
            <text:p>教</text:p>
          </table:table-cell>
          <table:table-cell office:value-type="string">
            <text:p>会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table:number-columns-repeated="3" office:value-type="string">
            <text:p>定例ミーティング</text:p>
          </table:table-cell>
          <table:table-cell/>
        </table:table-row>
        <table:table-row table:style-name="ro2">
          <table:table-cell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 table:style-name="ce1" office:value-type="string">
            <text:p>weeklyrevok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weekly_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applicant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村上</text:p>
          </table:table-cell>
          <table:table-cell office:value-type="string">
            <text:p>村中</text:p>
          </table:table-cell>
          <table:table-cell office:value-type="string">
            <text:p>村下</text:p>
          </table:table-cell>
          <table:table-cell/>
        </table:table-row>
        <table:table-row table:style-name="ro2">
          <table:table-cell office:value-type="string">
            <text:p>date</text:p>
          </table:table-cell>
          <table:table-cell office:value-type="string">
            <text:p>datetime</text:p>
          </table:table-cell>
          <table:table-cell table:number-columns-repeated="2"/>
          <table:table-cell table:style-name="ce3" office:value-type="date" office:date-value="2013-07-01">
            <text:p>2013-07-01</text:p>
          </table:table-cell>
          <table:table-cell table:style-name="ce3" office:value-type="date" office:date-value="2013-08-16">
            <text:p>2013-08-16</text:p>
          </table:table-cell>
          <table:table-cell table:style-name="ce3" office:value-type="date" office:date-value="2013-07-08">
            <text:p>2013-07-08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/>
          <table:table-cell office:value-type="string">
            <text:p>夏季休暇</text:p>
          </table:table-cell>
          <table:table-cell table:number-columns-repeated="2"/>
        </table:table-row>
        <table:table-row table:style-name="ro2">
          <table:table-cell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reservation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item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user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office:value-type="string">
            <text:p>''</text:p>
          </table:table-cell>
          <table:table-cell office:value-type="string">
            <text:p>佐藤</text:p>
          </table:table-cell>
          <table:table-cell table:number-columns-repeated="2" office:value-type="string">
            <text:p>鈴木</text:p>
          </table:table-cell>
          <table:table-cell/>
        </table:table-row>
        <table:table-row table:style-name="ro1">
          <table:table-cell table:number-columns-repeated="2" office:value-type="string">
            <text:p>date</text:p>
          </table:table-cell>
          <table:table-cell table:number-columns-repeated="2"/>
          <table:table-cell table:number-columns-repeated="3" table:style-name="ce3" office:value-type="date" office:date-value="2013-07-10">
            <text:p>2013-07-10</text:p>
          </table:table-cell>
          <table:table-cell/>
        </table:table-row>
        <table:table-row table:style-name="ro1">
          <table:table-cell office:value-type="string">
            <text:p>begin_h</text:p>
          </table:table-cell>
          <table:table-cell office:value-type="string">
            <text:p>integer</text:p>
          </table:table-cell>
          <table:table-cell table:number-columns-repeated="2"/>
          <table:table-cell table:style-name="ce5" office:value-type="float" office:value="9">
            <text:p>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begin_m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3" table:style-name="ce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nd_h</text:p>
          </table:table-cell>
          <table:table-cell office:value-type="string">
            <text:p>integer</text:p>
          </table:table-cell>
          <table:table-cell table:number-columns-repeated="2"/>
          <table:table-cell table:style-name="ce5" office:value-type="float" office:value="10">
            <text:p>10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end_m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3" table:style-name="ce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con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table:style-name="ce4" office:value-type="string">
            <text:p>☆</text:p>
          </table:table-cell>
          <table:table-cell office:value-type="string">
            <text:p>☆</text:p>
          </table:table-cell>
          <table:table-cell table:number-columns-repeated="2" table:style-name="ce4" office:value-type="string">
            <text:p>☆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office:value-type="string">
            <text:p>打ち合わせ</text:p>
          </table:table-cell>
          <table:table-cell table:number-columns-repeated="3"/>
        </table:table-row>
        <table:table-row table:style-name="ro2">
          <table:table-cell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 office:value-type="date" office:date-value="2013-07-09">
            <text:p>2013-07-09</text:p>
          </table:table-cell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us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admin</text:p>
          </table:table-cell>
          <table:table-cell table:number-columns-repeated="3"/>
        </table:table-row>
        <table:table-row table:style-name="ro1">
          <table:table-cell office:value-type="string">
            <text:p>password_digest</text:p>
          </table:table-cell>
          <table:table-cell office:value-type="string">
            <text:p>string</text:p>
          </table:table-cell>
          <table:table-cell table:number-columns-repeated="2"/>
          <table:table-cell office:value-type="string">
            <text:p>(digest)</text:p>
          </table:table-cell>
          <table:table-cell table:number-columns-repeated="3"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table:number-columns-repeated="2" office:value-type="string">
            <text:p>''</text:p>
          </table:table-cell>
          <table:table-cell table:number-columns-repeated="3"/>
        </table:table-row>
        <table:table-row table:style-name="ro1">
          <table:table-cell office:value-type="string">
            <text:p>admin</text:p>
          </table:table-cell>
          <table:table-cell office:value-type="string">
            <text:p>boolean</text:p>
          </table:table-cell>
          <table:table-cell table:style-name="ce2"/>
          <table:table-cell table:style-name="ce2" office:value-type="boolean" office:boolean-value="false">
            <text:p>FALSE</text:p>
          </table:table-cell>
          <table:table-cell table:style-name="ce2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 table:number-rows-repeated="104849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Hiragino Kaku Gothic ProN W3" svg:font-family="'Hiragino Kaku Gothic ProN W3'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1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Hiragino Kaku Gothic ProN W31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0000/00/00</text:date>, <text:time style:data-style-name="N2" text:time-value="0000-00-00T16:28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06:48:04</meta:creation-date>
    <dc:date>2013-07-08T22:21:10</dc:date>
    <meta:editing-duration>PT1H1M56S</meta:editing-duration>
    <meta:editing-cycles>9</meta:editing-cycles>
    <meta:generator>LibreOffice/4.0.4.2$MacOSX_x86 LibreOffice_project/9e9821abd0ffdbc09cd8c52eaa574fa09eb08f2</meta:generator>
    <meta:document-statistic meta:table-count="1" meta:cell-count="303" meta:object-count="0"/>
  </office:meta>
</office:document-meta>
</file>